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fo:font-weight="bold" loext:padding="0in" loext:border="none"/>
    </style:style>
    <style:style style:name="P2" style:family="paragraph" style:parent-style-name="Heading_20_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fo:font-weight="bold" loext:padding="0in" loext:border="none"/>
    </style:style>
    <style:style style:name="P3" style:family="paragraph" style:parent-style-name="Heading_20_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fo:font-weight="bold" loext:padding="0in" loext:border="none"/>
    </style:style>
    <style:style style:name="P4" style:family="paragraph" style:parent-style-name="Heading_20_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fo:font-weight="bold" loext:padding="0in" loext:border="none"/>
    </style:style>
    <style:style style:name="P5" style:family="paragraph" style:parent-style-name="Heading_20_3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b1c1d" loext:opacity="100%" style:font-name="Google Sans Text" fo:font-weight="bold" loext:padding="0in" loext:border="none"/>
    </style:style>
    <style:style style:name="P6" style:family="paragraph" style:parent-style-name="Heading_20_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8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9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0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1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2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3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4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5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6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7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8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9" style:family="paragraph" style:parent-style-name="Heading_20_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20" style:family="paragraph" style:parent-style-name="Heading_20_4">
      <style:paragraph-properties fo:margin-left="0in" fo:margin-right="0in" fo:margin-top="0in" fo:margin-bottom="0.0835in" style:contextual-spacing="false" fo:line-height="114%" fo:orphans="2" fo:widows="2" fo:text-indent="0in" style:auto-text-indent="false" fo:padding="0in" fo:border="none"/>
      <style:text-properties fo:color="#1b1c1d" loext:opacity="100%" style:font-name="Google Sans"/>
    </style:style>
    <style:style style:name="P21" style:family="paragraph" style:parent-style-name="Preformatted_20_Text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2" style:family="paragraph" style:parent-style-name="Preformatted_20_Text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3" style:family="paragraph" style:parent-style-name="Preformatted_20_Text">
      <style:paragraph-properties fo:margin-left="0in" fo:margin-right="0in" fo:margin-top="0in" fo:margin-bottom="0in" style:contextual-spacing="false" fo:line-height="114%" fo:orphans="2" fo:widows="2" fo:text-indent="0in" style:auto-text-indent="false" fo:break-before="auto" fo:break-after="auto" fo:padding="0in" fo:border="none" fo:keep-with-next="auto"/>
    </style:style>
    <style:style style:name="P24" style:family="paragraph" style:parent-style-name="Preformatted_20_Text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5" style:family="paragraph" style:parent-style-name="Preformatted_20_Text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6" style:family="paragraph" style:parent-style-name="Preformatted_20_Text">
      <style:paragraph-properties fo:margin-left="0in" fo:margin-right="0in" fo:margin-top="0in" fo:margin-bottom="0in" style:contextual-spacing="false" fo:line-height="114%" fo:orphans="2" fo:widows="2" fo:break-before="auto" fo:break-after="auto" fo:padding="0in" fo:border="none" fo:keep-with-next="auto"/>
    </style:style>
    <style:style style:name="P27" style:family="paragraph" style:parent-style-name="Preformatted_20_Text" style:list-style-name="L5">
      <style:paragraph-properties fo:margin-left="0in" fo:margin-right="0in" fo:margin-top="0in" fo:margin-bottom="0in" style:contextual-spacing="false" fo:line-height="114%" fo:orphans="2" fo:widows="2" fo:text-indent="0in" style:auto-text-indent="false" fo:break-before="auto" fo:break-after="auto" fo:padding="0in" fo:border="none" fo:keep-with-next="auto"/>
    </style:style>
    <style:style style:name="P28" style:family="paragraph" style:parent-style-name="Preformatted_20_Text" style:list-style-name="L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9" style:family="paragraph" style:parent-style-name="Preformatted_20_Text" style:list-style-name="L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30" style:family="paragraph" style:parent-style-name="Preformatted_20_Text" style:list-style-name="L5">
      <style:paragraph-properties fo:margin-left="0in" fo:margin-right="0in" fo:margin-top="0in" fo:margin-bottom="0in" style:contextual-spacing="false" fo:line-height="114%" fo:orphans="2" fo:widows="2" fo:break-before="auto" fo:break-after="auto" fo:padding="0in" fo:border="none" fo:keep-with-next="auto"/>
    </style:style>
    <style:style style:name="P3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32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33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34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35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36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37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38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39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0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1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2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3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4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5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6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7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8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49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50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51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52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53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54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55" style:family="paragraph" style:parent-style-name="Text_20_body" style:list-style-name="L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56" style:family="paragraph" style:parent-style-name="Text_20_body" style:list-style-name="L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57" style:family="paragraph" style:parent-style-name="Text_20_body" style:list-style-name="L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58" style:family="paragraph" style:parent-style-name="Text_20_body" style:list-style-name="L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59" style:family="paragraph" style:parent-style-name="Text_20_body" style:list-style-name="L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60" style:family="paragraph" style:parent-style-name="Text_20_body" style:list-style-name="L9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61" style:family="paragraph" style:parent-style-name="Text_20_body" style:list-style-name="L9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62" style:family="paragraph" style:parent-style-name="Text_20_body" style:list-style-name="L10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63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fo:font-weight="bold" loext:padding="0in" loext:border="none"/>
    </style:style>
    <style:style style:name="P64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fo:font-weight="bold" loext:padding="0in" loext:border="none"/>
    </style:style>
    <style:style style:name="P65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fo:font-weight="bold" loext:padding="0in" loext:border="none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b1c1d" loext:opacity="100%" style:font-name="Google Sans Text" fo:font-weight="bold" loext:padding="0in" loext:border="none"/>
    </style:style>
    <style:style style:name="P67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fo:font-weight="bold" officeooo:paragraph-rsid="00081f43" loext:padding="0in" loext:border="none"/>
    </style:style>
    <style:style style:name="P68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fo:font-style="italic" loext:padding="0in" loext:border="none"/>
    </style:style>
    <style:style style:name="P69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0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1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2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3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4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5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6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7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8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79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0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1" style:family="paragraph" style:parent-style-name="Text_20_body" style:list-style-name="L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2" style:family="paragraph" style:parent-style-name="Text_20_body" style:list-style-name="L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3" style:family="paragraph" style:parent-style-name="Text_20_body" style:list-style-name="L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4" style:family="paragraph" style:parent-style-name="Text_20_body" style:list-style-name="L5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5" style:family="paragraph" style:parent-style-name="Text_20_body" style:list-style-name="L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6" style:family="paragraph" style:parent-style-name="Text_20_body" style:list-style-name="L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7" style:family="paragraph" style:parent-style-name="Text_20_body" style:list-style-name="L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8" style:family="paragraph" style:parent-style-name="Text_20_body" style:list-style-name="L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9" style:family="paragraph" style:parent-style-name="Text_20_body" style:list-style-name="L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90" style:family="paragraph" style:parent-style-name="Text_20_body" style:list-style-name="L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91" style:family="paragraph" style:parent-style-name="Text_20_body" style:list-style-name="L1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92" style:family="paragraph" style:parent-style-name="Text_20_body" style:list-style-name="L1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93" style:family="paragraph" style:parent-style-name="Text_20_body" style:list-style-name="L1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94" style:family="paragraph" style:parent-style-name="Text_20_body" style:list-style-name="L1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/>
      <style:text-properties fo:color="#575b5f" loext:opacity="100%" style:font-name="Google Sans Text" loext:padding="0in" loext:border="none"/>
    </style:style>
    <style:style style:name="P96" style:family="paragraph" style:parent-style-name="Text_20_body" style:list-style-name="L5">
      <style:paragraph-properties fo:margin-left="0in" fo:margin-right="0in" fo:margin-top="0in" fo:margin-bottom="0in" style:contextual-spacing="false" fo:line-height="114%" fo:orphans="2" fo:widows="2" fo:text-indent="0in" style:auto-text-indent="false" fo:break-before="auto" fo:break-after="auto" fo:padding="0in" fo:border="none" fo:keep-with-next="auto"/>
      <style:text-properties fo:color="#575b5f" loext:opacity="100%" style:font-name="Google Sans Text" loext:padding="0in" loext:border="none"/>
    </style:style>
    <style:style style:name="T1" style:family="text">
      <style:text-properties fo:font-weight="bold" loext:padding="0in" loext:border="none"/>
    </style:style>
    <style:style style:name="T2" style:family="text">
      <style:text-properties fo:color="#1b1c1d" loext:opacity="100%" style:font-name="Google Sans Text"/>
    </style:style>
    <style:style style:name="T3" style:family="text">
      <style:text-properties fo:color="#1b1c1d" loext:opacity="100%" style:font-name="Google Sans Text" fo:font-style="italic" loext:padding="0in" loext:border="none"/>
    </style:style>
    <style:style style:name="T4" style:family="text">
      <style:text-properties fo:color="#1b1c1d" loext:opacity="100%" style:font-name="Google Sans Text" fo:font-weight="bold" loext:padding="0in" loext:border="none"/>
    </style:style>
    <style:style style:name="T5" style:family="text">
      <style:text-properties fo:font-style="italic" loext:padding="0in" loext:border="none"/>
    </style:style>
    <style:style style:name="T6" style:family="text">
      <style:text-properties fo:color="#575b5f" loext:opacity="100%" style:font-name="Google Sans Text" loext:padding="0in" loext:border="none"/>
    </style:style>
    <style:style style:name="T7" style:family="text">
      <style:text-properties fo:color="#575b5f" loext:opacity="100%" style:font-name="Google Sans Text" fo:font-weight="bold" loext:padding="0in" loext:border="none"/>
    </style:style>
    <style:style style:name="T8" style:family="text">
      <style:text-properties fo:font-variant="normal" fo:text-transform="none" fo:color="#575b5f" loext:opacity="100%" style:font-name="Google Sans Text" fo:font-size="10.5pt" fo:font-style="normal" fo:font-weight="normal" loext:padding="0in" loext:border="none"/>
    </style:style>
    <style:style style:name="T9" style:family="text">
      <style:text-properties fo:font-variant="normal" fo:text-transform="none" fo:color="#575b5f" loext:opacity="100%" loext:padding="0in" loext:border="none"/>
    </style:style>
    <style:style style:name="T10" style:family="text">
      <style:text-properties fo:font-variant="normal" fo:text-transform="none" fo:color="#d93025" loext:opacity="100%" style:font-name="Google Sans Text" fo:font-size="10.5pt" fo:font-style="normal" fo:font-weight="normal" loext:padding="0in" loext:border="none"/>
    </style:style>
    <style:style style:name="T11" style:family="text">
      <style:text-properties fo:font-variant="normal" fo:text-transform="none" fo:color="#b55908" loext:opacity="100%" style:font-name="Google Sans Text" fo:font-size="10.5pt" fo:font-style="normal" fo:font-weight="normal" loext:padding="0in" loext:border="none"/>
    </style:style>
    <style:style style:name="T12" style:family="text">
      <style:text-properties fo:font-variant="normal" fo:text-transform="none" fo:color="#188038" loext:opacity="100%" style:font-name="Google Sans Text" fo:font-size="10.5pt" fo:font-style="normal" fo:font-weight="normal" loext:padding="0in" loext:border="none"/>
    </style:style>
    <style:style style:name="T13" style:family="text">
      <style:text-properties fo:font-variant="normal" fo:text-transform="none" fo:color="#8430ce" loext:opacity="100%" style:font-name="Google Sans Text" fo:font-size="10.5pt" fo:font-style="normal" fo:font-weight="normal" loext:padding="0in" loext:border="none"/>
    </style:style>
    <style:style style:name="T14" style:family="text">
      <style:text-properties fo:font-variant="normal" fo:text-transform="none" fo:color="#5f6368" loext:opacity="100%" style:font-name="Google Sans Text" fo:font-size="10.5pt" fo:font-style="normal" fo:font-weight="normal" loext:padding="0in" loext:border="none"/>
    </style:style>
    <style:style style:name="T15" style:family="text">
      <style:text-properties fo:color="#0b57d0" loext:opacity="100%" style:font-name="Google Sans Text" loext:padding="0in" loext:border="none"/>
    </style:style>
    <style:style style:name="T16" style:family="text">
      <style:text-properties officeooo:rsid="00081f43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26f34d178669a20d">
        <text:h text:style-name="P6" text:outline-level="3"><text:span text:style-name="T4">MAKALAH DASAR PENGEMBANGAN WEB</text:span></text:h>
        <text:p text:style-name="P63">Disusun untuk Memenuhi Tugas Mata Kuliah Dasar-dasar Pengembangan Web</text:p>
        <text:p text:style-name="P63">Disusun oleh:</text:p>
        <text:p text:style-name="P32">[<text:span text:style-name="T16">Muhammad Daffa Prayata Hendri</text:span>]</text:p>
        <text:p text:style-name="P67"><text:span text:style-name="T16">KELAS XI PPLG 2 </text:span></text:p>
        <text:p text:style-name="P63">2025</text:p>
        <text:p text:style-name="Horizontal_20_Line"/>
        <text:h text:style-name="P1" text:outline-level="3">DAFTAR ISI</text:h>
        <text:p text:style-name="P36"><text:span text:style-name="T1">HALAMAN JUDUL</text:span> ........................................................................................................ i</text:p>
        <text:p text:style-name="P36"><text:span text:style-name="T1">DAFTAR ISI</text:span> ................................................................................................................... ii</text:p>
        <text:p text:style-name="P31">BAB 1: KOMPONEN WEB (LANDING PAGE) .......................................................... 1</text:p>
        <text:p text:style-name="P31">1.1 Struktur Dasar ......................................................................................................... 1</text:p>
        <text:p text:style-name="P31">1.2 Fungsi Masing-masing Komponen ....................................................................... 1</text:p>
        <text:p text:style-name="P31">1.3 Ilustrasi Struktur ..................................................................................................... 2</text:p>
        <text:p text:style-name="P31">BAB 2: KEGUNAAN KODE META .......................................................................... 3</text:p>
        <text:p text:style-name="P31">2.1 Jenis-jenis Meta Tag ............................................................................................... 3</text:p>
        <text:p text:style-name="P31">2.2 Contoh Implementasi ............................................................................................ 3</text:p>
        <text:p text:style-name="P31">BAB 3: PENJELASAN TAG DIV .............................................................................. 4</text:p>
        <text:p text:style-name="P31">3.1 Konsep Dasar .......................................................................................................... 4</text:p>
        <text:p text:style-name="P31">3.2 Penggunaan Umum ............................................................................................... 4</text:p>
        <text:p text:style-name="P31">3.3 Keunggulan ............................................................................................................. 5</text:p>
        <text:p text:style-name="P31">BAB 4: BORDER DALAM TAG TABEL HTML .................................................... 6</text:p>
        <text:p text:style-name="P31">4.1 Atribut Dasar ........................................................................................................... 6</text:p>
        <text:p text:style-name="P31">4.2 Pengaturan dengan CSS ......................................................................................... 6</text:p>
        <text:p text:style-name="P31">4.3 Best Practice ........................................................................................................... 7</text:p>
        <text:p text:style-name="P31">KESIMPULAN DAN SARAN .................................................................................. 8</text:p>
        <text:p text:style-name="P31">Kesimpulan .................................................................................................................. 8</text:p>
        <text:p text:style-name="P31">Saran Implementasi .................................................................................................... 8</text:p>
        <text:p text:style-name="P36"><text:span text:style-name="T1">DAFTAR PUSTAKA</text:span> ..................................................................................................... 9</text:p>
        <text:p text:style-name="Horizontal_20_Line"/>
        <text:h text:style-name="P1" text:outline-level="3"/>
        <text:h text:style-name="P5" text:outline-level="3"><text:soft-page-break/>BAB 1: KOMPONEN WEB (LANDING PAGE)</text:h>
        <text:p text:style-name="P66"/>
        <text:h text:style-name="P7" text:outline-level="4">1.1 Struktur Dasar</text:h>
        <text:p text:style-name="P39">Sebuah landing page yang efektif umumnya terdiri dari beberapa komponen utama yang tersusun secara strategis untuk memandu pengunjung. Struktur dasarnya meliputi:</text:p>
        <text:list text:style-name="L1">
          <text:list-item>
            <text:p text:style-name="P45"><text:span text:style-name="T1">Header</text:span>: Terletak di bagian paling atas halaman, biasanya berisi logo perusahaan dan menu navigasi utama.</text:p>
          </text:list-item>
          <text:list-item>
            <text:p text:style-name="P45"><text:span text:style-name="T1">Hero Section</text:span>: Ini adalah area visual pertama yang dilihat pengunjung. Isinya berupa pesan inti yang kuat, gambar atau video menarik, dan <text:span text:style-name="T5">Call-to-Action</text:span> (CTA) yang jelas.</text:p>
          </text:list-item>
          <text:list-item>
            <text:p text:style-name="P45"><text:span text:style-name="T1">Konten Utama</text:span>: Bagian ini menguraikan lebih detail mengenai produk, layanan, atau penawaran. Biasanya berisi penjelasan fitur, manfaat, dan keunggulan.</text:p>
          </text:list-item>
          <text:list-item>
            <text:p text:style-name="P45"><text:span text:style-name="T1">Footer</text:span>: Berada di bagian bawah halaman, memuat informasi tambahan seperti detail kontak, tautan media sosial, dan pernyataan hak cipta.</text:p>
          </text:list-item>
        </text:list>
        <text:h text:style-name="P7" text:outline-level="4">1.2 Fungsi Masing-masing Komponen</text:h>
        <text:p text:style-name="P39">Setiap komponen memiliki peran spesifik dalam mencapai tujuan landing page:</text:p>
        <text:list text:style-name="L2">
          <text:list-item>
            <text:p text:style-name="P49"><text:span text:style-name="T1">Header</text:span>: Berfungsi untuk membangun identitas brand dan menyediakan akses mudah ke bagian lain dari situs web (jika ada).</text:p>
          </text:list-item>
          <text:list-item>
            <text:p text:style-name="P49"><text:span text:style-name="T1">CTA Button</text:span>: Tombol ini merupakan elemen krusial yang mengarahkan pengunjung untuk melakukan tindakan yang diinginkan, misalnya "Beli Sekarang" atau "Daftar Gratis".</text:p>
          </text:list-item>
          <text:list-item>
            <text:p text:style-name="P49"><text:span text:style-name="T1">Testimonial</text:span>: Kutipan atau ulasan dari pelanggan sebelumnya berfungsi untuk membangun kepercayaan dan meningkatkan kredibilitas produk atau layanan yang ditawarkan.</text:p>
          </text:list-item>
        </text:list>
        <text:h text:style-name="P7" text:outline-level="4">1.3 Ilustrasi Struktur</text:h>
        <text:p text:style-name="P32">Berikut adalah visualisasi sederhana dari tata letak komponen landing page:</text:p>
        <text:p text:style-name="P21"><text:span text:style-name="Source_20_Text"><text:span text:style-name="T8">[Header: Logo, Navigasi]</text:span></text:span></text:p>
        <text:p text:style-name="P26"><text:span text:style-name="Source_20_Text"><text:span text:style-name="T8">_________________________________________________</text:span></text:span></text:p>
        <text:p text:style-name="P26"><text:span text:style-name="Source_20_Text"><text:span text:style-name="T8">[Hero Section: Gambar Latar, Judul Utama, CTA]</text:span></text:span></text:p>
        <text:p text:style-name="P26"><text:span text:style-name="Source_20_Text"><text:span text:style-name="T8">_________________________________________________</text:span></text:span></text:p>
        <text:p text:style-name="P26"><text:span text:style-name="Source_20_Text"><text:span text:style-name="T8">[Konten Utama: Penjelasan Fitur dan Manfaat]</text:span></text:span></text:p>
        <text:p text:style-name="P26"><text:span text:style-name="Source_20_Text"><text:span text:style-name="T8">_________________________________________________</text:span></text:span></text:p>
        <text:p text:style-name="P26"><text:span text:style-name="Source_20_Text"><text:span text:style-name="T8">[Testimonial: Ulasan Pelanggan]</text:span></text:span></text:p>
        <text:p text:style-name="P26"><text:span text:style-name="Source_20_Text"><text:span text:style-name="T8">_________________________________________________</text:span></text:span></text:p>
        <text:p text:style-name="P26"><text:span text:style-name="Source_20_Text"><text:span text:style-name="T8">[Footer: Info Kontak, Tautan, Hak Cipta]</text:span></text:span></text:p>
        <text:p text:style-name="Horizontal_20_Line"/>
        <text:h text:style-name="P1" text:outline-level="3"/>
        <text:h text:style-name="P5" text:outline-level="3"><text:soft-page-break/>BAB 2: KEGUNAAN KODE META</text:h>
        <text:p text:style-name="P66"/>
        <text:h text:style-name="P7" text:outline-level="4">2.1 Jenis-jenis Meta Tag</text:h>
        <text:p text:style-name="P39">Meta tag adalah cuplikan teks yang mendeskripsikan konten halaman; mereka tidak muncul di halaman itu sendiri, tetapi hanya di dalam kode sumber halaman. Meta tag sangat penting untuk berbagai aspek teknis dan pemasaran web. Jenisnya dapat dikelompokkan menjadi:</text:p>
        <text:list text:style-name="L3">
          <text:list-item>
            <text:p text:style-name="P52"><text:span text:style-name="T1">Meta Dasar</text:span>: Tag fundamental untuk fungsionalitas browser.</text:p>
            <text:list>
              <text:list-item>
                <text:p text:style-name="P69"><text:span text:style-name="Source_20_Text"><text:span text:style-name="T6">charset</text:span></text:span><text:span text:style-name="T2">: Mendefinisikan set karakter yang digunakan oleh dokumen HTML, misalnya </text:span><text:span text:style-name="Source_20_Text"><text:span text:style-name="T6">UTF-8</text:span></text:span><text:span text:style-name="T2">.</text:span></text:p>
              </text:list-item>
              <text:list-item>
                <text:p text:style-name="P69"><text:span text:style-name="Source_20_Text"><text:span text:style-name="T6">viewport</text:span></text:span><text:span text:style-name="T2">: Mengontrol bagaimana halaman ditampilkan di perangkat seluler, memastikan desain yang responsif.</text:span></text:p>
              </text:list-item>
            </text:list>
          </text:list-item>
          <text:list-item>
            <text:p text:style-name="P52"><text:span text:style-name="T1">Meta SEO</text:span>: Tag yang digunakan untuk optimisasi mesin pencari (<text:span text:style-name="T5">Search Engine Optimization</text:span>).</text:p>
            <text:list>
              <text:list-item>
                <text:p text:style-name="P69"><text:span text:style-name="Source_20_Text"><text:span text:style-name="T6">description</text:span></text:span><text:span text:style-name="T2">: Menyediakan ringkasan singkat konten halaman yang sering ditampilkan di hasil pencarian.</text:span></text:p>
              </text:list-item>
              <text:list-item>
                <text:p text:style-name="P69"><text:span text:style-name="Source_20_Text"><text:span text:style-name="T6">robots</text:span></text:span><text:span text:style-name="T2">: Memberikan instruksi kepada </text:span><text:span text:style-name="T3">crawler</text:span><text:span text:style-name="T2"> mesin pencari tentang cara mengindeks atau mengikuti tautan di halaman.</text:span></text:p>
              </text:list-item>
            </text:list>
          </text:list-item>
          <text:list-item>
            <text:p text:style-name="P52"><text:span text:style-name="T1">Meta Media Sosial</text:span>: Tag yang mengontrol bagaimana konten ditampilkan saat dibagikan di platform media sosial.</text:p>
            <text:list>
              <text:list-item>
                <text:p text:style-name="P69"><text:span text:style-name="Source_20_Text"><text:span text:style-name="T6">og:title</text:span></text:span><text:span text:style-name="T2"> (Open Graph): Menentukan judul konten untuk platform seperti Facebook.</text:span></text:p>
              </text:list-item>
              <text:list-item>
                <text:p text:style-name="P69"><text:span text:style-name="Source_20_Text"><text:span text:style-name="T6">twitter:card</text:span></text:span><text:span text:style-name="T2">: Menentukan tipe kartu yang ditampilkan saat URL dibagikan di Twitter.</text:span></text:p>
              </text:list-item>
            </text:list>
          </text:list-item>
        </text:list>
        <text:h text:style-name="P7" text:outline-level="4">2.2 Contoh Implementasi</text:h>
        <text:p text:style-name="P75"><text:span text:style-name="T2">Berikut adalah contoh penempatan meta tag di dalam elemen </text:span><text:span text:style-name="Source_20_Text"><text:span text:style-name="T6">&lt;head&gt;</text:span></text:span><text:span text:style-name="T2"> pada dokumen HTML:</text:span></text:p>
        <text:p text:style-name="P95">HTML</text:p>
        <text:p text:style-name="P21"><text:span text:style-name="Source_20_Text"><text:span text:style-name="T8">&lt;</text:span></text:span><text:span text:style-name="Source_20_Text"><text:span text:style-name="T10">head</text:span></text:span><text:span text:style-name="Source_20_Text"><text:span text:style-name="T8">&gt;</text:span></text:span></text:p>
        <text:p text:style-name="P23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0">meta</text:span></text:span><text:span text:style-name="Source_20_Text"><text:span text:style-name="T8"> </text:span></text:span><text:span text:style-name="Source_20_Text"><text:span text:style-name="T11">charset</text:span></text:span><text:span text:style-name="Source_20_Text"><text:span text:style-name="T8">=</text:span></text:span><text:span text:style-name="Source_20_Text"><text:span text:style-name="T12">"UTF-8"</text:span></text:span><text:span text:style-name="Source_20_Text"><text:span text:style-name="T8">&gt;</text:span></text:span></text:p>
        <text:p text:style-name="P23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0">meta</text:span></text:span><text:span text:style-name="Source_20_Text"><text:span text:style-name="T8"> </text:span></text:span><text:span text:style-name="Source_20_Text"><text:span text:style-name="T11">name</text:span></text:span><text:span text:style-name="Source_20_Text"><text:span text:style-name="T8">=</text:span></text:span><text:span text:style-name="Source_20_Text"><text:span text:style-name="T12">"viewport"</text:span></text:span><text:span text:style-name="Source_20_Text"><text:span text:style-name="T8"> </text:span></text:span><text:span text:style-name="Source_20_Text"><text:span text:style-name="T11">content</text:span></text:span><text:span text:style-name="Source_20_Text"><text:span text:style-name="T8">=</text:span></text:span><text:span text:style-name="Source_20_Text"><text:span text:style-name="T12">"width=device-width, initial-scale=1.0"</text:span></text:span><text:span text:style-name="Source_20_Text"><text:span text:style-name="T8">&gt;</text:span></text:span></text:p>
        <text:p text:style-name="P23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0">meta</text:span></text:span><text:span text:style-name="Source_20_Text"><text:span text:style-name="T8"> </text:span></text:span><text:span text:style-name="Source_20_Text"><text:span text:style-name="T11">name</text:span></text:span><text:span text:style-name="Source_20_Text"><text:span text:style-name="T8">=</text:span></text:span><text:span text:style-name="Source_20_Text"><text:span text:style-name="T12">"description"</text:span></text:span><text:span text:style-name="Source_20_Text"><text:span text:style-name="T8"> </text:span></text:span><text:span text:style-name="Source_20_Text"><text:span text:style-name="T11">content</text:span></text:span><text:span text:style-name="Source_20_Text"><text:span text:style-name="T8">=</text:span></text:span><text:span text:style-name="Source_20_Text"><text:span text:style-name="T12">"Ini adalah deskripsi singkat mengenai isi dari halaman web ini."</text:span></text:span><text:span text:style-name="Source_20_Text"><text:span text:style-name="T8">&gt;</text:span></text:span></text:p>
        <text:p text:style-name="P23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0">meta</text:span></text:span><text:span text:style-name="Source_20_Text"><text:span text:style-name="T8"> </text:span></text:span><text:span text:style-name="Source_20_Text"><text:span text:style-name="T11">name</text:span></text:span><text:span text:style-name="Source_20_Text"><text:span text:style-name="T8">=</text:span></text:span><text:span text:style-name="Source_20_Text"><text:span text:style-name="T12">"robots"</text:span></text:span><text:span text:style-name="Source_20_Text"><text:span text:style-name="T8"> </text:span></text:span><text:span text:style-name="Source_20_Text"><text:span text:style-name="T11">content</text:span></text:span><text:span text:style-name="Source_20_Text"><text:span text:style-name="T8">=</text:span></text:span><text:span text:style-name="Source_20_Text"><text:span text:style-name="T12">"index, follow"</text:span></text:span><text:span text:style-name="Source_20_Text"><text:span text:style-name="T8">&gt;</text:span></text:span></text:p>
        <text:p text:style-name="P23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0">meta</text:span></text:span><text:span text:style-name="Source_20_Text"><text:span text:style-name="T8"> </text:span></text:span><text:span text:style-name="Source_20_Text"><text:span text:style-name="T11">property</text:span></text:span><text:span text:style-name="Source_20_Text"><text:span text:style-name="T8">=</text:span></text:span><text:span text:style-name="Source_20_Text"><text:span text:style-name="T12">"og:title"</text:span></text:span><text:span text:style-name="Source_20_Text"><text:span text:style-name="T8"> </text:span></text:span><text:span text:style-name="Source_20_Text"><text:span text:style-name="T11">content</text:span></text:span><text:span text:style-name="Source_20_Text"><text:span text:style-name="T8">=</text:span></text:span><text:span text:style-name="Source_20_Text"><text:span text:style-name="T12">"Judul Menarik untuk Media Sosial"</text:span></text:span><text:span text:style-name="Source_20_Text"><text:span text:style-name="T8">&gt;</text:span></text:span></text:p>
        <text:p text:style-name="P23"><text:span text:style-name="Source_20_Text"><text:span text:style-name="T8">&lt;/</text:span></text:span><text:span text:style-name="Source_20_Text"><text:span text:style-name="T10">head</text:span></text:span><text:span text:style-name="Source_20_Text"><text:span text:style-name="T8">&gt;</text:span></text:span></text:p>
        <text:p text:style-name="Horizontal_20_Line"/>
        <text:h text:style-name="P1" text:outline-level="3"/>
        <text:p text:style-name="P66"/>
        <text:h text:style-name="P5" text:outline-level="3"><text:soft-page-break/>BAB 3: PENJELASAN TAG DIV</text:h>
        <text:p text:style-name="P66"/>
        <text:h text:style-name="P7" text:outline-level="4">3.1 Konsep Dasar</text:h>
        <text:p text:style-name="P75"><text:span text:style-name="T2">Tag </text:span><text:span text:style-name="Source_20_Text"><text:span text:style-name="T6">&lt;div&gt;</text:span></text:span><text:span text:style-name="T2"> (division) adalah salah satu elemen yang paling umum digunakan dalam pengembangan web modern. Konsep dasarnya adalah:</text:span></text:p>
        <text:list text:style-name="L4">
          <text:list-item>
            <text:p text:style-name="P81"><text:span text:style-name="T4">Elemen Blok Generik</text:span><text:span text:style-name="T2">: Secara default, </text:span><text:span text:style-name="Source_20_Text"><text:span text:style-name="T6">&lt;div&gt;</text:span></text:span><text:span text:style-name="T2"> adalah elemen level blok, yang berarti ia memulai pada baris baru dan mengambil lebar penuh yang tersedia.</text:span></text:p>
          </text:list-item>
          <text:list-item>
            <text:p text:style-name="P55"><text:span text:style-name="T1">Berfungsi sebagai Container</text:span>: Fungsi utamanya adalah sebagai wadah (container) untuk mengelompokkan elemen-elemen HTML lainnya.</text:p>
          </text:list-item>
          <text:list-item>
            <text:p text:style-name="P81"><text:span text:style-name="T4">Tidak Memiliki Makna Semantik</text:span><text:span text:style-name="T2">: Berbeda dengan tag seperti </text:span><text:span text:style-name="Source_20_Text"><text:span text:style-name="T6">&lt;article&gt;</text:span></text:span><text:span text:style-name="T2"> atau </text:span><text:span text:style-name="Source_20_Text"><text:span text:style-name="T6">&lt;nav&gt;</text:span></text:span><text:span text:style-name="T2">, </text:span><text:span text:style-name="Source_20_Text"><text:span text:style-name="T6">&lt;div&gt;</text:span></text:span><text:span text:style-name="T2"> tidak memberikan makna khusus pada konten di dalamnya. Tujuannya murni untuk pengelompokan dan penataan gaya.</text:span></text:p>
          </text:list-item>
        </text:list>
        <text:h text:style-name="P7" text:outline-level="4">3.2 Penggunaan Umum</text:h>
        <text:p text:style-name="P75"><text:span text:style-name="T2">Tag </text:span><text:span text:style-name="Source_20_Text"><text:span text:style-name="T6">&lt;div&gt;</text:span></text:span><text:span text:style-name="T2"> sangat serbaguna dan digunakan dalam berbagai skenario, terutama:</text:span></text:p>
        <text:list text:style-name="L5">
          <text:list-item>
            <text:p text:style-name="P83"><text:span text:style-name="T4">Pengelompokan Elemen untuk Layout</text:span><text:span text:style-name="T2">: </text:span><text:span text:style-name="Source_20_Text"><text:span text:style-name="T6">&lt;div&gt;</text:span></text:span><text:span text:style-name="T2"> digunakan untuk membuat struktur atau layout halaman, seperti membungkus bagian header, konten utama, dan footer.</text:span></text:p>
            <text:p text:style-name="P96">HTML</text:p>
            <text:p text:style-name="P28"><text:span text:style-name="Source_20_Text"><text:span text:style-name="T8">&lt;</text:span></text:span><text:span text:style-name="Source_20_Text"><text:span text:style-name="T10">div</text:span></text:span><text:span text:style-name="Source_20_Text"><text:span text:style-name="T8"> </text:span></text:span><text:span text:style-name="Source_20_Text"><text:span text:style-name="T11">class</text:span></text:span><text:span text:style-name="Source_20_Text"><text:span text:style-name="T8">=</text:span></text:span><text:span text:style-name="Source_20_Text"><text:span text:style-name="T12">"container"</text:span></text:span><text:span text:style-name="Source_20_Text"><text:span text:style-name="T8">&gt;</text:span></text:span></text:p>
            <text:p text:style-name="P27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0">div</text:span></text:span><text:span text:style-name="Source_20_Text"><text:span text:style-name="T8"> </text:span></text:span><text:span text:style-name="Source_20_Text"><text:span text:style-name="T11">class</text:span></text:span><text:span text:style-name="Source_20_Text"><text:span text:style-name="T8">=</text:span></text:span><text:span text:style-name="Source_20_Text"><text:span text:style-name="T12">"header"</text:span></text:span><text:span text:style-name="Source_20_Text"><text:span text:style-name="T8">&gt;...&lt;/</text:span></text:span><text:span text:style-name="Source_20_Text"><text:span text:style-name="T10">div</text:span></text:span><text:span text:style-name="Source_20_Text"><text:span text:style-name="T8">&gt;</text:span></text:span></text:p>
            <text:p text:style-name="P27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0">div</text:span></text:span><text:span text:style-name="Source_20_Text"><text:span text:style-name="T8"> </text:span></text:span><text:span text:style-name="Source_20_Text"><text:span text:style-name="T11">class</text:span></text:span><text:span text:style-name="Source_20_Text"><text:span text:style-name="T8">=</text:span></text:span><text:span text:style-name="Source_20_Text"><text:span text:style-name="T12">"content"</text:span></text:span><text:span text:style-name="Source_20_Text"><text:span text:style-name="T8">&gt;...&lt;/</text:span></text:span><text:span text:style-name="Source_20_Text"><text:span text:style-name="T10">div</text:span></text:span><text:span text:style-name="Source_20_Text"><text:span text:style-name="T8">&gt;</text:span></text:span></text:p>
            <text:p text:style-name="P27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0">div</text:span></text:span><text:span text:style-name="Source_20_Text"><text:span text:style-name="T8"> </text:span></text:span><text:span text:style-name="Source_20_Text"><text:span text:style-name="T11">class</text:span></text:span><text:span text:style-name="Source_20_Text"><text:span text:style-name="T8">=</text:span></text:span><text:span text:style-name="Source_20_Text"><text:span text:style-name="T12">"footer"</text:span></text:span><text:span text:style-name="Source_20_Text"><text:span text:style-name="T8">&gt;...&lt;/</text:span></text:span><text:span text:style-name="Source_20_Text"><text:span text:style-name="T10">div</text:span></text:span><text:span text:style-name="Source_20_Text"><text:span text:style-name="T8">&gt;</text:span></text:span></text:p>
            <text:p text:style-name="P27"><text:span text:style-name="Source_20_Text"><text:span text:style-name="T8">&lt;/</text:span></text:span><text:span text:style-name="Source_20_Text"><text:span text:style-name="T10">div</text:span></text:span><text:span text:style-name="Source_20_Text"><text:span text:style-name="T8">&gt;</text:span></text:span></text:p>
          </text:list-item>
          <text:list-item>
            <text:p text:style-name="P83"><text:span text:style-name="T4">Styling dengan CSS</text:span><text:span text:style-name="T2">: Karena </text:span><text:span text:style-name="Source_20_Text"><text:span text:style-name="T6">&lt;div&gt;</text:span></text:span><text:span text:style-name="T2"> adalah container, ia menjadi target yang ideal untuk penerapan gaya (styling) menggunakan CSS. Dengan memberikan </text:span><text:span text:style-name="Source_20_Text"><text:span text:style-name="T6">class</text:span></text:span><text:span text:style-name="T2"> atau </text:span><text:span text:style-name="Source_20_Text"><text:span text:style-name="T6">id</text:span></text:span><text:span text:style-name="T2">, pengembang dapat dengan mudah menerapkan properti seperti lebar, margin, warna latar, dan lainnya.</text:span></text:p>
            <text:p text:style-name="P96">CSS</text:p>
            <text:p text:style-name="P28"><text:span text:style-name="Source_20_Text"><text:span text:style-name="T13">.container</text:span></text:span><text:span text:style-name="Source_20_Text"><text:span text:style-name="T8"> {</text:span></text:span></text:p>
            <text:p text:style-name="P27"><text:span text:style-name="Source_20_Text"><text:span text:style-name="T9"><text:s text:c="2"/></text:span></text:span><text:span text:style-name="Source_20_Text"><text:span text:style-name="T8">width: </text:span></text:span><text:span text:style-name="Source_20_Text"><text:span text:style-name="T11">80%</text:span></text:span><text:span text:style-name="Source_20_Text"><text:span text:style-name="T8">;</text:span></text:span></text:p>
            <text:p text:style-name="P27"><text:span text:style-name="Source_20_Text"><text:span text:style-name="T9"><text:s text:c="2"/></text:span></text:span><text:span text:style-name="Source_20_Text"><text:span text:style-name="T8">margin: </text:span></text:span><text:span text:style-name="Source_20_Text"><text:span text:style-name="T11">0</text:span></text:span><text:span text:style-name="Source_20_Text"><text:span text:style-name="T8"> auto;</text:span></text:span></text:p>
            <text:p text:style-name="P27"><text:span text:style-name="Source_20_Text"><text:span text:style-name="T9"><text:s text:c="2"/></text:span></text:span><text:span text:style-name="Source_20_Text"><text:span text:style-name="T8">background-color: </text:span></text:span><text:span text:style-name="Source_20_Text"><text:span text:style-name="T11">#f4f4f4</text:span></text:span><text:span text:style-name="Source_20_Text"><text:span text:style-name="T8">;</text:span></text:span></text:p>
            <text:p text:style-name="P30"><text:span text:style-name="Source_20_Text"><text:span text:style-name="T8">}</text:span></text:span></text:p>
          </text:list-item>
        </text:list>
        <text:h text:style-name="P7" text:outline-level="4">3.3 Keunggulan</text:h>
        <text:p text:style-name="P75"><text:span text:style-name="T2">Penggunaan tag </text:span><text:span text:style-name="Source_20_Text"><text:span text:style-name="T6">&lt;div&gt;</text:span></text:span><text:span text:style-name="T2"> yang tepat menawarkan beberapa keunggulan:</text:span></text:p>
        <text:list text:style-name="L6">
          <text:list-item>
            <text:p text:style-name="P56"><text:span text:style-name="T1">Fleksibilitas Tinggi</text:span>: Dapat digunakan untuk membangun hampir semua jenis tata letak, dari yang sederhana hingga yang paling kompleks.</text:p>
          </text:list-item>
          <text:list-item>
            <text:p text:style-name="P56"><text:span text:style-name="T1">Dukungan Penuh untuk CSS Modern</text:span>: Sangat kompatibel dengan teknik CSS modern seperti Flexbox dan Grid, yang merupakan fondasi desain web responsif.</text:p>
          </text:list-item>
          <text:list-item>
            <text:p text:style-name="P56"><text:soft-page-break/><text:span text:style-name="T1">Struktur Kode Lebih Bersih</text:span>: Membantu mengorganisir kode HTML menjadi blok-blok logis yang lebih mudah dibaca dan dikelola.</text:p>
          </text:list-item>
        </text:list>
        <text:p text:style-name="Horizontal_20_Line"/>
        <text:h text:style-name="P1" text:outline-level="3">BAB 4: BORDER DALAM TAG TABEL HTML</text:h>
        <text:h text:style-name="P7" text:outline-level="4">4.1 Atribut Dasar</text:h>
        <text:p text:style-name="P75"><text:span text:style-name="T2">Secara historis, HTML menyediakan atribut </text:span><text:span text:style-name="Source_20_Text"><text:span text:style-name="T6">border</text:span></text:span><text:span text:style-name="T2"> langsung pada tag </text:span><text:span text:style-name="Source_20_Text"><text:span text:style-name="T6">&lt;table&gt;</text:span></text:span><text:span text:style-name="T2"> untuk membuat garis batas pada tabel. Atribut ini menerima nilai numerik yang menentukan ketebalan garis dalam piksel.</text:span></text:p>
        <text:p text:style-name="P95">HTML</text:p>
        <text:p text:style-name="P21"><text:span text:style-name="Source_20_Text"><text:span text:style-name="T8">&lt;</text:span></text:span><text:span text:style-name="Source_20_Text"><text:span text:style-name="T10">table</text:span></text:span><text:span text:style-name="Source_20_Text"><text:span text:style-name="T8"> </text:span></text:span><text:span text:style-name="Source_20_Text"><text:span text:style-name="T11">border</text:span></text:span><text:span text:style-name="Source_20_Text"><text:span text:style-name="T8">=</text:span></text:span><text:span text:style-name="Source_20_Text"><text:span text:style-name="T12">"1"</text:span></text:span><text:span text:style-name="Source_20_Text"><text:span text:style-name="T8">&gt;</text:span></text:span></text:p>
        <text:p text:style-name="P23"><text:span text:style-name="Source_20_Text"><text:span text:style-name="T9"><text:s text:c="2"/></text:span></text:span><text:span text:style-name="Source_20_Text"><text:span text:style-name="T8">&lt;</text:span></text:span><text:span text:style-name="Source_20_Text"><text:span text:style-name="T10">tr</text:span></text:span><text:span text:style-name="Source_20_Text"><text:span text:style-name="T8">&gt;</text:span></text:span></text:p>
        <text:p text:style-name="P23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0">td</text:span></text:span><text:span text:style-name="Source_20_Text"><text:span text:style-name="T8">&gt;Baris 1, Kolom 1&lt;/</text:span></text:span><text:span text:style-name="Source_20_Text"><text:span text:style-name="T10">td</text:span></text:span><text:span text:style-name="Source_20_Text"><text:span text:style-name="T8">&gt;</text:span></text:span></text:p>
        <text:p text:style-name="P23"><text:span text:style-name="Source_20_Text"><text:span text:style-name="T9"><text:s text:c="4"/></text:span></text:span><text:span text:style-name="Source_20_Text"><text:span text:style-name="T8">&lt;</text:span></text:span><text:span text:style-name="Source_20_Text"><text:span text:style-name="T10">td</text:span></text:span><text:span text:style-name="Source_20_Text"><text:span text:style-name="T8">&gt;Baris 1, Kolom 2&lt;/</text:span></text:span><text:span text:style-name="Source_20_Text"><text:span text:style-name="T10">td</text:span></text:span><text:span text:style-name="Source_20_Text"><text:span text:style-name="T8">&gt;</text:span></text:span></text:p>
        <text:p text:style-name="P23"><text:span text:style-name="Source_20_Text"><text:span text:style-name="T9"><text:s text:c="2"/></text:span></text:span><text:span text:style-name="Source_20_Text"><text:span text:style-name="T8">&lt;/</text:span></text:span><text:span text:style-name="Source_20_Text"><text:span text:style-name="T10">tr</text:span></text:span><text:span text:style-name="Source_20_Text"><text:span text:style-name="T8">&gt;</text:span></text:span></text:p>
        <text:p text:style-name="P23"><text:span text:style-name="Source_20_Text"><text:span text:style-name="T8">&lt;/</text:span></text:span><text:span text:style-name="Source_20_Text"><text:span text:style-name="T10">table</text:span></text:span><text:span text:style-name="Source_20_Text"><text:span text:style-name="T8">&gt;</text:span></text:span></text:p>
        <text:p text:style-name="P32">Namun, penggunaan atribut ini sekarang dianggap usang dan tidak direkomendasikan dalam praktik pengembangan web modern.</text:p>
        <text:h text:style-name="P7" text:outline-level="4">4.2 Pengaturan dengan CSS</text:h>
        <text:p text:style-name="P75"><text:span text:style-name="T2">Pendekatan modern untuk menambahkan border pada tabel adalah dengan menggunakan CSS. Metode ini memberikan kontrol yang jauh lebih besar atas tampilan visual tabel. Properti CSS utama yang digunakan adalah </text:span><text:span text:style-name="Source_20_Text"><text:span text:style-name="T6">border</text:span></text:span><text:span text:style-name="T2"> dan </text:span><text:span text:style-name="Source_20_Text"><text:span text:style-name="T6">border-collapse</text:span></text:span><text:span text:style-name="T2">.</text:span></text:p>
        <text:list text:style-name="L7">
          <text:list-item>
            <text:p text:style-name="P85"><text:span text:style-name="Source_20_Text"><text:span text:style-name="T6">border-collapse</text:span></text:span><text:span text:style-name="T2">: Properti ini digunakan pada elemen </text:span><text:span text:style-name="Source_20_Text"><text:span text:style-name="T6">&lt;table&gt;</text:span></text:span><text:span text:style-name="T2"> untuk menentukan apakah border sel tabel digabungkan menjadi satu garis tunggal (</text:span><text:span text:style-name="Source_20_Text"><text:span text:style-name="T6">collapse</text:span></text:span><text:span text:style-name="T2">) atau dipisahkan (</text:span><text:span text:style-name="Source_20_Text"><text:span text:style-name="T6">separate</text:span></text:span><text:span text:style-name="T2">).</text:span></text:p>
          </text:list-item>
          <text:list-item>
            <text:p text:style-name="P85"><text:span text:style-name="Source_20_Text"><text:span text:style-name="T6">border</text:span></text:span><text:span text:style-name="T2">: Properti ini diterapkan pada </text:span><text:span text:style-name="Source_20_Text"><text:span text:style-name="T6">&lt;table&gt;</text:span></text:span><text:span text:style-name="T2">, </text:span><text:span text:style-name="Source_20_Text"><text:span text:style-name="T6">&lt;th&gt;</text:span></text:span><text:span text:style-name="T2"> (table header), dan </text:span><text:span text:style-name="Source_20_Text"><text:span text:style-name="T6">&lt;td&gt;</text:span></text:span><text:span text:style-name="T2"> (table data) untuk mendefinisikan ketebalan, gaya, dan warna garis.</text:span></text:p>
          </text:list-item>
        </text:list>
        <text:p text:style-name="P95">CSS</text:p>
        <text:p text:style-name="P21"><text:span text:style-name="Source_20_Text"><text:span text:style-name="T10">table</text:span></text:span><text:span text:style-name="Source_20_Text"><text:span text:style-name="T8"> {</text:span></text:span></text:p>
        <text:p text:style-name="P23"><text:span text:style-name="Source_20_Text"><text:span text:style-name="T9"><text:s text:c="2"/></text:span></text:span><text:span text:style-name="Source_20_Text"><text:span text:style-name="T8">width: </text:span></text:span><text:span text:style-name="Source_20_Text"><text:span text:style-name="T11">100%</text:span></text:span><text:span text:style-name="Source_20_Text"><text:span text:style-name="T8">;</text:span></text:span></text:p>
        <text:p text:style-name="P23"><text:span text:style-name="Source_20_Text"><text:span text:style-name="T9"><text:s text:c="2"/></text:span></text:span><text:span text:style-name="Source_20_Text"><text:span text:style-name="T8">border-collapse: collapse; </text:span></text:span><text:span text:style-name="Source_20_Text"><text:span text:style-name="T14">/* Menggabungkan border */</text:span></text:span></text:p>
        <text:p text:style-name="P26"><text:span text:style-name="Source_20_Text"><text:span text:style-name="T8">}</text:span></text:span></text:p>
        <text:p text:style-name="P26"/>
        <text:p text:style-name="P23"><text:span text:style-name="Source_20_Text"><text:span text:style-name="T10">td</text:span></text:span><text:span text:style-name="Source_20_Text"><text:span text:style-name="T8">, </text:span></text:span><text:span text:style-name="Source_20_Text"><text:span text:style-name="T10">th</text:span></text:span><text:span text:style-name="Source_20_Text"><text:span text:style-name="T8"> {</text:span></text:span></text:p>
        <text:p text:style-name="P23"><text:span text:style-name="Source_20_Text"><text:span text:style-name="T9"><text:s text:c="2"/></text:span></text:span><text:span text:style-name="Source_20_Text"><text:span text:style-name="T8">border: </text:span></text:span><text:span text:style-name="Source_20_Text"><text:span text:style-name="T11">1px</text:span></text:span><text:span text:style-name="Source_20_Text"><text:span text:style-name="T8"> solid </text:span></text:span><text:span text:style-name="Source_20_Text"><text:span text:style-name="T11">#ddd</text:span></text:span><text:span text:style-name="Source_20_Text"><text:span text:style-name="T8">; </text:span></text:span><text:span text:style-name="Source_20_Text"><text:span text:style-name="T14">/* Border tipis berwarna abu-abu */</text:span></text:span></text:p>
        <text:p text:style-name="P23"><text:span text:style-name="Source_20_Text"><text:span text:style-name="T9"><text:s text:c="2"/></text:span></text:span><text:span text:style-name="Source_20_Text"><text:span text:style-name="T8">padding: </text:span></text:span><text:span text:style-name="Source_20_Text"><text:span text:style-name="T11">8px</text:span></text:span><text:span text:style-name="Source_20_Text"><text:span text:style-name="T8">; </text:span></text:span><text:span text:style-name="Source_20_Text"><text:span text:style-name="T14">/* Memberi ruang di dalam sel */</text:span></text:span></text:p>
        <text:p text:style-name="P23"><text:span text:style-name="Source_20_Text"><text:span text:style-name="T9"><text:s text:c="2"/></text:span></text:span><text:span text:style-name="Source_20_Text"><text:span text:style-name="T8">text-align: left;</text:span></text:span></text:p>
        <text:p text:style-name="P26"><text:span text:style-name="Source_20_Text"><text:span text:style-name="T8">}</text:span></text:span></text:p>
        <text:h text:style-name="P7" text:outline-level="4"/>
        <text:h text:style-name="P20" text:outline-level="4"><text:soft-page-break/>4.3 Best Practice</text:h>
        <text:p text:style-name="P39">Dalam menggunakan border pada tabel, praktik terbaik yang disarankan adalah:</text:p>
        <text:list text:style-name="L8">
          <text:list-item>
            <text:p text:style-name="P87"><text:span text:style-name="T4">Gunakan </text:span><text:span text:style-name="Source_20_Text"><text:span text:style-name="T7">border-collapse</text:span></text:span><text:span text:style-name="T2">: Selalu gunakan properti </text:span><text:span text:style-name="Source_20_Text"><text:span text:style-name="T6">border-collapse: collapse;</text:span></text:span><text:span text:style-name="T2"> untuk menghasilkan tampilan border yang bersih dan rapi.</text:span></text:p>
          </text:list-item>
          <text:list-item>
            <text:p text:style-name="P87"><text:span text:style-name="T4">Hindari Penggunaan Tabel untuk Layout</text:span><text:span text:style-name="T2">: Tabel harus digunakan secara semantik, yaitu untuk menyajikan data tabular, bukan untuk membangun tata letak halaman utama. Untuk layout, gunakan </text:span><text:span text:style-name="Source_20_Text"><text:span text:style-name="T6">&lt;div&gt;</text:span></text:span><text:span text:style-name="T2"> dengan CSS Flexbox atau Grid.</text:span></text:p>
          </text:list-item>
          <text:list-item>
            <text:p text:style-name="P59"><text:span text:style-name="T1">Prioritaskan CSS untuk Styling</text:span>: Semua aspek visualisasi, termasuk border, padding, dan warna, harus dikelola melalui file CSS terpisah. Ini memisahkan struktur (HTML) dari presentasi (CSS), membuat kode lebih mudah dipelihara.</text:p>
          </text:list-item>
        </text:list>
        <text:p text:style-name="Horizontal_20_Line"/>
        <text:h text:style-name="P1" text:outline-level="3">KESIMPULAN DAN SARAN</text:h>
        <text:h text:style-name="P7" text:outline-level="4">Kesimpulan</text:h>
        <text:p text:style-name="P39">Berdasarkan pembahasan pada bab-bab sebelumnya, dapat ditarik beberapa kesimpulan utama:</text:p>
        <text:list text:style-name="L9">
          <text:list-item>
            <text:p text:style-name="P60">Struktur komponen pada landing page, mulai dari header hingga footer, harus dirancang secara sistematis untuk memandu pengguna dan mencapai tujuan konversi.</text:p>
          </text:list-item>
          <text:list-item>
            <text:p text:style-name="P60">Penggunaan meta tag yang tepat adalah fundamental, tidak hanya untuk fungsionalitas dasar halaman tetapi juga krusial untuk optimisasi mesin pencari (SEO) dan visibilitas di media sosial.</text:p>
          </text:list-item>
          <text:list-item>
            <text:p text:style-name="P89"><text:span text:style-name="T2">Tag </text:span><text:span text:style-name="Source_20_Text"><text:span text:style-name="T6">&lt;div&gt;</text:span></text:span><text:span text:style-name="T2"> berfungsi sebagai fondasi utama dalam membangun layout web modern. Sifatnya yang generik namun fleksibel menjadikannya elemen esensial untuk pengelompokan dan styling.</text:span></text:p>
          </text:list-item>
          <text:list-item>
            <text:p text:style-name="P89"><text:span text:style-name="T2">Penerapan border pada tabel HTML sebaiknya dilakukan menggunakan CSS, bukan atribut </text:span><text:span text:style-name="Source_20_Text"><text:span text:style-name="T6">border</text:span></text:span><text:span text:style-name="T2"> bawaan. Tabel itu sendiri harus digunakan sesuai fungsinya, yakni untuk data tabular.</text:span></text:p>
          </text:list-item>
        </text:list>
        <text:h text:style-name="P7" text:outline-level="4">Saran Implementasi</text:h>
        <text:p text:style-name="P39">Untuk praktik pengembangan web yang efektif dan sesuai standar modern, disarankan untuk:</text:p>
        <text:list text:style-name="L10">
          <text:list-item>
            <text:p text:style-name="P91"><text:span text:style-name="T2">Menggunakan kombinasi tag </text:span><text:span text:style-name="Source_20_Text"><text:span text:style-name="T6">&lt;div&gt;</text:span></text:span><text:span text:style-name="T2"> dengan CSS Flexbox atau Grid sebagai metode utama untuk membangun tata letak halaman yang responsif.</text:span></text:p>
          </text:list-item>
          <text:list-item>
            <text:p text:style-name="P62">Melakukan optimisasi meta tag secara cermat pada setiap halaman untuk meningkatkan potensi peringkat di mesin pencari.</text:p>
          </text:list-item>
          <text:list-item>
            <text:p text:style-name="P91"><text:span text:style-name="T2">Membatasi penggunaan tag </text:span><text:span text:style-name="Source_20_Text"><text:span text:style-name="T6">&lt;table&gt;</text:span></text:span><text:span text:style-name="T2"> secara ketat hanya untuk menampilkan kumpulan data dan menerapkan semua styling, termasuk border, melalui CSS.</text:span></text:p>
          </text:list-item>
        </text:list>
        <text:p text:style-name="Horizontal_20_Line"><text:soft-page-break/></text:p>
        <text:h text:style-name="P1" text:outline-level="3"/>
        <text:h text:style-name="P5" text:outline-level="3">DAFTAR PUSTAKA</text:h>
        <text:p text:style-name="P32">[Di sini tempat untuk mencantumkan sumber referensi yang digunakan, seperti buku, artikel, atau dokumentasi web]</text:p>
        <text:p text:style-name="P68">Contoh:</text:p>
        <text:list text:style-name="L11">
          <text:list-item>
            <text:p text:style-name="P93"><text:span text:style-name="T2">Mozilla Developer Network (MDN). (2025). </text:span><text:span text:style-name="T3">HTML: HyperText Markup Language</text:span><text:span text:style-name="T2">. Diakses dari </text:span><text:a xlink:type="simple" xlink:href="https://developer.mozilla.org/en-US/docs/Web/HTML" office:target-frame-name="_blank" xlink:show="new" text:style-name="Internet_20_link" text:visited-style-name="Visited_20_Internet_20_Link"><text:span text:style-name="T15">https://developer.mozilla.org/en-US/docs/Web/HTML</text:span></text:a><text:span text:style-name="T2">.</text:span></text:p>
          </text:list-item>
          <text:list-item>
            <text:p text:style-name="P93"><text:span text:style-name="T2">W3Schools. (2025). </text:span><text:span text:style-name="T3">CSS Tutorial</text:span><text:span text:style-name="T2">. Diakses dari </text:span><text:a xlink:type="simple" xlink:href="https://www.w3schools.com/css/" office:target-frame-name="_blank" xlink:show="new" text:style-name="Internet_20_link" text:visited-style-name="Visited_20_Internet_20_Link"><text:span text:style-name="T15">https://www.w3schools.com/css/</text:span></text:a><text:span text:style-name="T2">.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3:52:57.284786247</meta:creation-date>
    <dc:date>2025-07-29T13:55:44.002259824</dc:date>
    <meta:editing-duration>PT2M47S</meta:editing-duration>
    <meta:editing-cycles>1</meta:editing-cycles>
    <meta:document-statistic meta:table-count="0" meta:image-count="0" meta:object-count="0" meta:page-count="7" meta:paragraph-count="147" meta:word-count="1327" meta:character-count="11461" meta:non-whitespace-character-count="10274"/>
    <meta:generator>LibreOffice/24.2.7.2$Linux_X86_64 LibreOffice_project/420$Build-2</meta:generator>
  </office:meta>
</office:document-meta>
</file>